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794cm" svg:x="16.621cm" svg:y="9.001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8.669cm" svg:height="18.161cm" svg:x="12.176cm" svg:y="14.97cm">
          <text:p text:style-name="P1">Use splicing graphs produced by Trinity</text:p>
          <text:p text:style-name="P1"/>
          <text:p text:style-name="P1">BLAT: reads → each node's sequence</text:p>
          <text:p text:style-name="P1">-noHead -minMatch=1 -minScore=1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415cm" svg:y1="11.795cm" svg:x2="21.51cm" svg:y2="14.97cm" draw:start-shape="id1" draw:start-glue-point="2" draw:end-shape="id2" svg:d="m19415 11795v1587h2095v15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8-18T22:14:32</dc:date>
    <dc:creator>Tianyang Li</dc:creator>
    <meta:editing-duration>P2DT10H55M3S</meta:editing-duration>
    <meta:editing-cycles>23</meta:editing-cycles>
    <meta:generator>LibreOffice/3.5$Linux_X86_64 LibreOffice_project/350m1$Build-2</meta:generator>
    <meta:document-statistic meta:object-count="3"/>
  </office:meta>
</office:document-meta>
</file>